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ccb3" officeooo:paragraph-rsid="001bccb3"/>
    </style:style>
    <style:style style:name="P2" style:family="paragraph" style:parent-style-name="Standard">
      <style:text-properties officeooo:rsid="001cf6bb" officeooo:paragraph-rsid="001cf6bb"/>
    </style:style>
    <style:style style:name="P3" style:family="paragraph" style:parent-style-name="Standard">
      <style:text-properties officeooo:rsid="001dd6dc" officeooo:paragraph-rsid="001dd6dc"/>
    </style:style>
    <style:style style:name="T1" style:family="text">
      <style:text-properties officeooo:rsid="001dd6dc"/>
    </style:style>
    <style:style style:name="T2" style:family="text">
      <style:text-properties officeooo:rsid="0020b68d"/>
    </style:style>
    <style:style style:name="T3" style:family="text">
      <style:text-properties officeooo:rsid="00229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CP <text:span text:style-name="T2">vs</text:span> UDP</text:p>
      <text:p text:style-name="P1"/>
      <text:p text:style-name="P2">strong emphaiss on base and derived classes – <text:span text:style-name="T1">when will the virtual functions be executed and when does not. <text:s/>Inheritcance and polymorphism</text:span></text:p>
      <text:p text:style-name="P2"/>
      <text:p text:style-name="P2">when to use CCTOR</text:p>
      <text:p text:style-name="P2"/>
      <text:p text:style-name="P2">snail qu = print a a matrix elements spiraly </text:p>
      <text:p text:style-name="P2"/>
      <text:p text:style-name="P2"><text:span text:style-name="T3">explain </text:span>endieness <text:s/><text:span text:style-name="T3">and its implications </text:span></text:p>
      <text:p text:style-name="P2"/>
      <text:p text:style-name="P3">singletone desig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1T14:51:07.160009272</meta:creation-date>
    <meta:generator>LibreOffice/7.3.7.2$Linux_X86_64 LibreOffice_project/30$Build-2</meta:generator>
    <dc:date>2024-08-19T11:14:36.550320938</dc:date>
    <meta:editing-duration>PT5M12S</meta:editing-duration>
    <meta:editing-cycles>3</meta:editing-cycles>
    <meta:document-statistic meta:table-count="0" meta:image-count="0" meta:object-count="0" meta:page-count="1" meta:paragraph-count="6" meta:word-count="44" meta:character-count="268" meta:non-whitespace-character-count="225"/>
  </office:meta>
</office:document-meta>
</file>